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ffff00"/>
    </style:style>
    <style:style style:name="P2" style:family="paragraph">
      <loext:graphic-properties draw:fill-color="#ffffff"/>
      <style:paragraph-properties fo:text-align="center"/>
    </style:style>
    <style:style style:name="gr1" style:family="graphic">
      <style:graphic-properties svg:stroke-color="#ffff00" draw:fill-color="#ffff00" draw:textarea-horizontal-align="justify" draw:textarea-vertical-align="middle" draw:auto-grow-height="false" fo:min-height="0.349cm" fo:min-width="0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00" draw:fill-color="#ffff00" draw:textarea-horizontal-align="justify" draw:textarea-vertical-align="middle" draw:auto-grow-height="false" fo:min-height="0.265cm" fo:min-width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499cm" svg:stroke-color="#355269" draw:marker-start-width="1.099cm" draw:marker-end-width="1.099cm" draw:fill-color="#ffffff" draw:textarea-horizontal-align="justify" draw:textarea-vertical-align="middle" draw:auto-grow-height="false" fo:min-height="0.044cm" fo:min-width="3.055cm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4cm" svg:stroke-color="#ff0000" draw:marker-start-width="0.73cm" draw:marker-end-width="0.73cm" draw:fill-color="#ffffff" draw:textarea-horizontal-align="justify" draw:textarea-vertical-align="middle" draw:auto-grow-height="false" fo:min-height="2cm" fo:min-width="2cm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1" draw:style-name="gr4" draw:text-style-name="P2" svg:width="3.176cm" svg:height="3.176cm" svg:x="4.928cm" svg:y="0.8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2" draw:style-name="gr1" draw:text-style-name="P1" svg:width="1.853cm" svg:height="2.382cm" svg:x="5.457cm" svg:y="0.33cm"><text:p/><draw:enhanced-geometry svg:viewBox="0 0 21600 21600" draw:glue-points="?f6 0 10800 ?f8 ?f11 10800 ?f9 21600 10800 ?f10 ?f5 10800" draw:text-areas="?f3 ?f3 ?f4 ?f4" draw:type="parallelogram" draw:modifiers="17910.701630049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Forme3" draw:style-name="gr2" draw:text-style-name="P1" svg:width="1.826cm" svg:height="0.265cm" svg:x="5.643cm" svg:y="2.447cm"><text:p/><draw:enhanced-geometry svg:viewBox="0 0 21600 21600" draw:type="rectangle" draw:enhanced-path="M 0 0 L 21600 0 21600 21600 0 21600 0 0 Z N"/></draw:custom-shape><draw:custom-shape text:anchor-type="paragraph" draw:z-index="4" draw:name="Forme2_0" draw:style-name="gr1" draw:text-style-name="P1" svg:width="1.853cm" svg:height="2.382cm" svg:x="5.828cm" svg:y="2.447cm"><text:p/><draw:enhanced-geometry svg:viewBox="0 0 21600 21600" draw:glue-points="?f6 0 10800 ?f8 ?f11 10800 ?f9 21600 10800 ?f10 ?f5 10800" draw:text-areas="?f3 ?f3 ?f4 ?f4" draw:type="parallelogram" draw:modifiers="17910.7016300496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" draw:name="Forme4" draw:style-name="gr3" draw:text-style-name="P2" svg:width="5.716cm" svg:height="1.456cm" svg:x="3.579cm" svg:y="1.8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5f5d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5f5dc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1:04:35.993769134</meta:creation-date>
    <dc:date>2022-05-05T16:42:35.547469233</dc:date>
    <meta:editing-duration>PT6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